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3571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0=0</text:p>
          </table:table-cell>
          <table:table-cell office:value-type="string">
            <text:p>1=1</text:p>
          </table:table-cell>
          <table:table-cell office:value-type="string">
            <text:p>2=10</text:p>
          </table:table-cell>
          <table:table-cell office:value-type="string">
            <text:p>3=11</text:p>
          </table:table-cell>
          <table:table-cell office:value-type="string">
            <text:p>4=100</text:p>
          </table:table-cell>
          <table:table-cell office:value-type="string">
            <text:p>5=101</text:p>
          </table:table-cell>
          <table:table-cell office:value-type="string">
            <text:p>6=110</text:p>
          </table:table-cell>
          <table:table-cell office:value-type="string">
            <text:p>7=111</text:p>
          </table:table-cell>
          <table:table-cell office:value-type="string">
            <text:p>8=1000</text:p>
          </table:table-cell>
          <table:table-cell office:value-type="string">
            <text:p>9=1001</text:p>
          </table:table-cell>
          <table:table-cell office:value-type="string">
            <text:p>10=1010</text:p>
          </table:table-cell>
          <table:table-cell office:value-type="string">
            <text:p>11=1011</text:p>
          </table:table-cell>
          <table:table-cell office:value-type="string">
            <text:p>12=1100</text:p>
          </table:table-cell>
          <table:table-cell office:value-type="string">
            <text:p>13=1101</text:p>
          </table:table-cell>
          <table:table-cell office:value-type="string">
            <text:p>14=1110</text:p>
          </table:table-cell>
          <table:table-cell office:value-type="string">
            <text:p>15=1111</text:p>
          </table:table-cell>
        </table:table-row>
        <table:table-row table:style-name="ro1">
          <table:table-cell office:value-type="string">
            <text:p>0=0</text:p>
          </table:table-cell>
          <table:table-cell table:number-columns-repeated="16"/>
        </table:table-row>
        <table:table-row table:style-name="ro1">
          <table:table-cell office:value-type="string">
            <text:p>1=1</text:p>
          </table:table-cell>
          <table:table-cell table:number-columns-repeated="16"/>
        </table:table-row>
        <table:table-row table:style-name="ro1">
          <table:table-cell office:value-type="string">
            <text:p>2=10</text:p>
          </table:table-cell>
          <table:table-cell table:number-columns-repeated="16"/>
        </table:table-row>
        <table:table-row table:style-name="ro1">
          <table:table-cell office:value-type="string">
            <text:p>3=11</text:p>
          </table:table-cell>
          <table:table-cell table:number-columns-repeated="16"/>
        </table:table-row>
        <table:table-row table:style-name="ro1">
          <table:table-cell office:value-type="string">
            <text:p>4=100</text:p>
          </table:table-cell>
          <table:table-cell table:number-columns-repeated="16"/>
        </table:table-row>
        <table:table-row table:style-name="ro1">
          <table:table-cell office:value-type="string">
            <text:p>5=101</text:p>
          </table:table-cell>
          <table:table-cell table:number-columns-repeated="16"/>
        </table:table-row>
        <table:table-row table:style-name="ro1">
          <table:table-cell office:value-type="string">
            <text:p>6=110</text:p>
          </table:table-cell>
          <table:table-cell table:number-columns-repeated="16"/>
        </table:table-row>
        <table:table-row table:style-name="ro1">
          <table:table-cell office:value-type="string">
            <text:p>7=111</text:p>
          </table:table-cell>
          <table:table-cell table:number-columns-repeated="16"/>
        </table:table-row>
        <table:table-row table:style-name="ro1">
          <table:table-cell office:value-type="string">
            <text:p>8=1000</text:p>
          </table:table-cell>
          <table:table-cell table:number-columns-repeated="16"/>
        </table:table-row>
        <table:table-row table:style-name="ro1">
          <table:table-cell office:value-type="string">
            <text:p>9=1001</text:p>
          </table:table-cell>
          <table:table-cell table:number-columns-repeated="16"/>
        </table:table-row>
        <table:table-row table:style-name="ro1">
          <table:table-cell office:value-type="string">
            <text:p>10=1010</text:p>
          </table:table-cell>
          <table:table-cell table:number-columns-repeated="16"/>
        </table:table-row>
        <table:table-row table:style-name="ro1">
          <table:table-cell office:value-type="string">
            <text:p>11=1011</text:p>
          </table:table-cell>
          <table:table-cell table:number-columns-repeated="16"/>
        </table:table-row>
        <table:table-row table:style-name="ro1">
          <table:table-cell office:value-type="string">
            <text:p>12=1100</text:p>
          </table:table-cell>
          <table:table-cell table:number-columns-repeated="16"/>
        </table:table-row>
        <table:table-row table:style-name="ro1">
          <table:table-cell office:value-type="string">
            <text:p>13=1101</text:p>
          </table:table-cell>
          <table:table-cell table:number-columns-repeated="16"/>
        </table:table-row>
        <table:table-row table:style-name="ro1">
          <table:table-cell office:value-type="string">
            <text:p>14=1110</text:p>
          </table:table-cell>
          <table:table-cell table:number-columns-repeated="16"/>
        </table:table-row>
        <table:table-row table:style-name="ro1">
          <table:table-cell office:value-type="string">
            <text:p>15=1111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Stefan </meta:printed-by>
    <meta:print-date>2013-08-16T08:53:12</meta:print-date>
    <dc:date>2013-08-16T08:54:33</dc:date>
    <dc:creator>Stefan </dc:creator>
    <meta:document-statistic meta:table-count="1" meta:cell-count="32" meta:object-count="0"/>
    <meta:generator>LibreOffice/4.0.2.2$Linux_x86 LibreOffice_project/400m0$Build-2</meta:generator>
  </office:meta>
</office:document-meta>
</file>